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list-style-name="L2">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o: Dr. Harackiewicz, Dr. Osborne, Mrs. Purcell, Dr. Weston, Dr. Wang, Dr. Tragoudas</text:p>
      <text:p text:style-name="Standard">From: Joseph Lenox, Project Manager Team 74</text:p>
      <text:p text:style-name="Standard">Date: 02/19/2009</text:p>
      <text:p text:style-name="Standard">Subject: Team 74 Progress Report</text:p>
      <text:p text:style-name="Standard"/>
      <text:p text:style-name="Standard">The purpose of this memo is to summarize for the course instructors and other interested parties the current state of the PC-based modular diagnostics tool project.</text:p>
      <text:p text:style-name="Standard"/>
      <text:p text:style-name="P3">Major Problems and Plans to Overcome</text:p>
      <text:p text:style-name="P2">Problem: <text:span text:style-name="T1">Our primary link to the PC hardware (the Bluetooth stack packaged as a single chip) is limited to its USART serial interface and the transmission bandwidth. This represents a large bottleneck in the datapath. We had considered sourcing another stack, but found that its greater accessibility was limited by the requirement for expensive development software in order to exploit it (we hoped to use the general I/O pins on the chip for parallel input).</text:span></text:p>
      <text:p text:style-name="P2">Proposed Solution: <text:span text:style-name="T1">We plan to trade some power savings when we need the high-performance inputs by dedicating a microcontroller unit to the bus/USART interface.</text:span></text:p>
      <text:p text:style-name="P1"/>
      <text:p text:style-name="P2">Problem:<text:span text:style-name="T1"> One of our design team members left the team as of 1/10/2009, leaving the team short-handed. Her field was the connectivity subsystem.</text:span></text:p>
      <text:p text:style-name="P2">Solution: <text:span text:style-name="T1">We have brought on two new team members, Nick Hamann and Matthew Morgan, and reassigned Doug Palmer to connectivity. Nick has picked up the PC interfacing and Matthew is assisting both him and Doug.</text:span></text:p>
      <text:p text:style-name="P1"/>
      <text:p text:style-name="P2">Problem:<text:span text:style-name="T1"> The control unit originally called for was cumbersome to develop for.</text:span></text:p>
      <text:p text:style-name="P2">Solution:<text:span text:style-name="T1"> We changed the control unit to an Atmel ATMega-series microcontroller, which has wide support (a simple port of the GNU C Compiler) and easy availability.</text:span></text:p>
      <text:p text:style-name="P1"/>
      <text:p text:style-name="P3">Major Design Changes Since Proposal</text:p>
      <text:list xml:id="list20384197" text:style-name="L1">
        <text:list-item>
          <text:p text:style-name="P5">A second microcontroller (for interfacing) has been added to the datapath.</text:p>
        </text:list-item>
        <text:list-item>
          <text:p text:style-name="P5">The integrated functionality has been reduced to a single oscilloscope with an interface for external modules.</text:p>
        </text:list-item>
        <text:list-item>
          <text:p text:style-name="P5">The PC interface to the acquisition unit will rely primarily on GNU Octave, a MATLAB work- alike, instead of using propietary software such as LABView (which is built for National Instruments tooling) or MATLAB (which requires additional toolboxes). </text:p>
        </text:list-item>
      </text:list>
      <text:p text:style-name="P2"/>
      <text:p text:style-name="P3">Design Items Completed</text:p>
      <text:p text:style-name="P1">The following items have been fully designed and ready to build:</text:p>
      <text:list xml:id="list20375247" text:style-name="L2">
        <text:list-item>
          <text:p text:style-name="P6">The signal conditioner for the integrated oscilloscope</text:p>
        </text:list-item>
      </text:list>
      <text:p text:style-name="P2"/>
      <text:p text:style-name="P3">What is Needed </text:p>
      <text:p text:style-name="Standard"/>
      <text:p text:style-name="Standard">We would like to invite you to our oral progress report, which is taking place on Thursday, February 26, 2009 from 3:15-3:30 P.M. in Engineering A 1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Quixley Foxford</meta:initial-creator>
    <meta:creation-date>2009-02-18T07:23:01.17</meta:creation-date>
    <dc:date>2009-02-19T01:00:48.02</dc:date>
    <dc:creator>Joseph Lenox</dc:creator>
    <meta:editing-duration>PT01H20M04S</meta:editing-duration>
    <meta:editing-cycles>15</meta:editing-cycles>
    <meta:generator>OpenOffice.org/3.0$Win32 OpenOffice.org_project/300m9$Build-9358</meta:generator>
    <meta:document-statistic meta:table-count="0" meta:image-count="0" meta:object-count="0" meta:page-count="1" meta:paragraph-count="21" meta:word-count="379" meta:character-count="2367"/>
  </office:meta>
</office:document-meta>
</file>